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8-10-10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8-04-11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7-10-18 1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7-08-07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7-04-04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6-10-26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6-05-18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5-10-27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5-08-18 1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5-08-05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5-04-28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4-10-21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4-04-23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3-11-19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3-04-17 1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2-11-0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2-10-1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2-04-04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1-11-14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1-10-05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1-04-25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0-10-2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10-04-15 1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9-12-08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9-10-22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9-04-20 1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8-11-19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8-10-22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8-04-1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7-11-0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7-10-02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7-04-25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6-11-3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6-10-18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6-09-1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6-05-18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5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5-10-13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5-04-27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4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4-10-1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4-09-02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4-04-16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3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3-11-05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3-05-0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2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2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2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1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1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2000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9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9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9-09-0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9-08-27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8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7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5-07-26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5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4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3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3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3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3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3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2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2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2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2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1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1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1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0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0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0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0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0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9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9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9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9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9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8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8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8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8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8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7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7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7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6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6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6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5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5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5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5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5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4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4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4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4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4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4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3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3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3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3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3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2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2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2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2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2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2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1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1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1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1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1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1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0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0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0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0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0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0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0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0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0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80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9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9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9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9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9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9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9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8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8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8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8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8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8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327076080501</text:p>
          </table:table-cell>
          <table:table-cell office:value-type="string" calcext:value-type="string">
            <text:p>197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86" meta:object-count="0"/>
    <meta:user-defined meta:name="AppVersion">3.0</meta:user-defined>
  </office:meta>
</office:document-meta>
</file>